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9AA49D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  <style:text-properties fo:font-size="16pt" fo:font-weight="bold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18pt" fo:font-weight="bold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cm" svg:height="3.5cm" svg:x="14.5cm" svg:y="14.5cm">
          <text:p text:style-name="P1">debconf</text:p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5.5cm" svg:height="9.5cm" svg:x="14cm" svg:y="3cm">
          <text:p text:style-name="P2">cdebcon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2cm" svg:x="21.5cm" svg:y="4cm">
          <text:p text:style-name="P1">D-I Compon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2cm" svg:x="21.5cm" svg:y="6.5cm">
          <text:p text:style-name="P1">D-I Compon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2cm" svg:x="21.5cm" svg:y="9cm">
          <text:p text:style-name="P1">D-I Compone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5cm" svg:y1="10cm" svg:x2="19.5cm" svg:y2="10cm">
          <text:p/>
        </draw:line>
        <draw:line draw:style-name="gr4" draw:text-style-name="P3" draw:layer="layout" svg:x1="21.5cm" svg:y1="7.5cm" svg:x2="19.5cm" svg:y2="7.5cm">
          <text:p/>
        </draw:line>
        <draw:line draw:style-name="gr4" draw:text-style-name="P3" draw:layer="layout" svg:x1="21.5cm" svg:y1="5cm" svg:x2="19.5cm" svg:y2="5cm">
          <text:p/>
        </draw:line>
        <draw:line draw:style-name="gr4" draw:text-style-name="P3" draw:layer="layout" svg:x1="17cm" svg:y1="12.5cm" svg:x2="17cm" svg:y2="14.5cm">
          <text:p/>
        </draw:line>
        <draw:custom-shape draw:style-name="gr5" draw:text-style-name="P1" draw:layer="layout" svg:width="4.5cm" svg:height="2cm" svg:x="7.5cm" svg:y="3cm">
          <text:p text:style-name="P1">non</text:p>
          <text:p text:style-name="P1">interac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5cm" svg:height="2cm" svg:x="7.5cm" svg:y="8cm">
          <text:p text:style-name="P1">new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5cm" svg:height="2cm" svg:x="7.5cm" svg:y="10.5cm">
          <text:p text:style-name="P1">gt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5cm" svg:height="2cm" svg:x="7.5cm" svg:y="5.5cm">
          <text:p text:style-name="P1">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4.386cm" svg:height="5cm" svg:x="1cm" svg:y="6.5cm">
          <draw:image xlink:href="Pictures/1000020100000080000000809AA49D04.png" xlink:type="simple" xlink:show="embed" xlink:actuate="onLoad">
            <text:p/>
          </draw:image>
        </draw:frame>
        <draw:line draw:style-name="gr4" draw:text-style-name="P3" draw:layer="layout" svg:x1="5cm" svg:y1="10cm" svg:x2="7.5cm" svg:y2="11.5cm">
          <text:p/>
        </draw:line>
        <draw:line draw:style-name="gr4" draw:text-style-name="P3" draw:layer="layout" svg:x1="5cm" svg:y1="9cm" svg:x2="7.5cm" svg:y2="9cm">
          <text:p/>
        </draw:line>
        <draw:line draw:style-name="gr4" draw:text-style-name="P3" draw:layer="layout" svg:x1="7.5cm" svg:y1="6.5cm" svg:x2="5cm" svg:y2="8cm">
          <text:p/>
        </draw:line>
        <draw:line draw:style-name="gr4" draw:text-style-name="P3" draw:layer="layout" svg:x1="12cm" svg:y1="4cm" svg:x2="14cm" svg:y2="4cm">
          <text:p/>
        </draw:line>
        <draw:line draw:style-name="gr4" draw:text-style-name="P3" draw:layer="layout" svg:x1="12cm" svg:y1="11.5cm" svg:x2="14cm" svg:y2="11.5cm">
          <text:p/>
        </draw:line>
        <draw:line draw:style-name="gr4" draw:text-style-name="P3" draw:layer="layout" svg:x1="12cm" svg:y1="9cm" svg:x2="14cm" svg:y2="9cm">
          <text:p/>
        </draw:line>
        <draw:line draw:style-name="gr4" draw:text-style-name="P3" draw:layer="layout" svg:x1="12cm" svg:y1="6.5cm" svg:x2="14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.17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5T11:24:51</meta:creation-date>
    <dc:date>2007-02-05T12:18:24</dc:date>
    <dc:language>en-US</dc:language>
    <meta:editing-cycles>3</meta:editing-cycles>
    <meta:editing-duration>PT38M22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